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harter" svg:font-family="Char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2"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3" style:family="paragraph" style:parent-style-name="Text_20_body">
      <style:paragraph-properties fo:margin-left="2.401cm" fo:margin-right="2.401cm" fo:line-height="147%" fo:text-indent="0cm" style:auto-text-indent="false" fo:padding="0cm" fo:border="none"/>
      <style:text-properties style:font-name="Charter" fo:language="sv" fo:country="SE"/>
    </style:style>
    <style:style style:name="P4" style:family="paragraph" style:parent-style-name="Text_20_body" style:list-style-name="L1" style:master-page-name="">
      <style:paragraph-properties fo:margin-left="2.401cm" fo:margin-right="2.401cm" fo:margin-top="0cm" fo:margin-bottom="0cm" style:contextual-spacing="false" fo:line-height="147%" fo:text-indent="0cm" style:auto-text-indent="false" style:page-number="auto"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11a2d0" style:text-blinking="false"/>
    </style:style>
    <style:style style:name="P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1a2d0" style:text-blinking="false"/>
    </style:style>
    <style:style style:name="P6"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7"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style:text-blinking="false"/>
    </style:style>
    <style:style style:name="P8"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d144e" style:text-blinking="false"/>
    </style:style>
    <style:style style:name="P9"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aa759" style:text-blinking="false"/>
    </style:style>
    <style:style style:name="P10"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f73e1" style:text-blinking="false"/>
    </style:style>
    <style:style style:name="P11"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cf5c" officeooo:paragraph-rsid="001551df" style:text-blinking="false"/>
    </style:style>
    <style:style style:name="P12"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13"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a759" officeooo:paragraph-rsid="00199c2d" style:text-blinking="false"/>
    </style:style>
    <style:style style:name="P14"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f73e1" officeooo:paragraph-rsid="000f73e1" style:text-blinking="false"/>
    </style:style>
    <style:style style:name="P1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2e47" officeooo:paragraph-rsid="000c7eec" style:text-blinking="false"/>
    </style:style>
    <style:style style:name="P16"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fo:font-weight="bold" style:font-weight-asian="bold" style:font-weight-complex="bold"/>
    </style:style>
    <style:style style:name="T3" style:family="text">
      <style:text-properties officeooo:rsid="000c1ee2"/>
    </style:style>
    <style:style style:name="T4" style:family="text">
      <style:text-properties officeooo:rsid="000c7eec"/>
    </style:style>
    <style:style style:name="T5" style:family="text">
      <style:text-properties officeooo:rsid="00118e25"/>
    </style:style>
    <style:style style:name="T6" style:family="text">
      <style:text-properties officeooo:rsid="00135a24"/>
    </style:style>
    <style:style style:name="T7" style:family="text">
      <style:text-properties officeooo:rsid="001551df"/>
    </style:style>
    <style:style style:name="T8" style:family="text">
      <style:text-properties officeooo:rsid="00199c2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6920289603276453" text:style-name="L1">
        <text:list-item>
          <text:p text:style-name="P4"><text:span text:style-name="T2">Bakgrund och problembeskrivning</text:span><text:line-break/><text:span text:style-name="T5">De gånger jag har velat spara en länk eller en text så finns det redan ett antal konkurrenrande tjänster för detta, men ingen av dessa tillhandahåller samtidigt möjligheten att dela och kommentera på dessa utan de är mer för en personlig samling. Gruppering är ofta inte något som är möjligt utan att man måste arbeta sig runt deras olika system, vilket ofta inte är särskilt händigt. Bokmarkering fungerar givetvis, men detta innebär en väldigt privat samling utan någon som helst möjlighet att dela dessa.</text:span></text:p>
          <text:p text:style-name="P5">Systemet ska möjliggöra delandet och sparandet av texter och länkar för användarna, liknande ett ordinärt forum. Länkarna och texterna ska kunna läggas i diverse kategorier samt samlingar för individuella användare. Kategorier samlar inlägg av en viss typ, liknande forumdelar på forum och samlingar är som sparade bokmärken, med fokus på grupperingen. På så sätt kan sidan agera som både ett forum och som en bokmärkessida för användarna. </text:p>
        </text:list-item>
        <text:list-item>
          <text:p text:style-name="P7"><text:span text:style-name="T2">Användar/mål-grupper</text:span><text:line-break/>Beskriv de tilltänkta användarna, ju mindre generell din beskrivning är desto enklare att bygga en bra applikation.</text:p>
          <text:p text:style-name="P11"><text:line-break/>Tekniskt intresserade och kunniga personer, personer som generellt be<text:span text:style-name="T4">­</text:span>finner sig på forum så som Sweclockers och liknande.</text:p>
          <text:p text:style-name="P11"><text:span text:style-name="T7">Personer som redan använder Pastebin och reddit för att samla länkar och dela med sig av dessa. Dessa personer är också för det mesta tekniskt orienterade och klarar av olika system utan problem.</text:span> </text:p>
        </text:list-item>
        <text:list-item>
          <text:p text:style-name="P8"><text:span text:style-name="T2">Marknad</text:span><text:line-break/>Beskriv konkurrerande och liknande system. Vad gör dessa unika, vilka svagheter respektive styrkor har de, vilken målgrupp vänder de sig till?<text:line-break/><text:line-break/><text:span text:style-name="T7">Reddit, mer som ett forum där man kan dela länkar och texter där </text:span><text:soft-page-break/><text:span text:style-name="T7">man också kan kommentera på dessa. Reddit tillhanda håller dock ingen möjlighet att ha länkar och texter privat utan allt finns tillgängligt för alla. Saker postar I kategorier, eller subreddits, men det finns inget händigt sätt att samla specifika poster I privata samlingar, bortsätt från att spara dessa I ”Saved” kategorin. Reddit vänder sig till för det mesta ungdommar som är tekniskt intresserade, men har en stor bredd på sina användare då man kan skapa egna kategorier vilket ökar tillgängligheten för olika åldersgrupper.</text:span></text:p>
          <text:p text:style-name="P6">Pastebin, <text:span text:style-name="T7">möjliggör att ladda upp textdokument eller texter av liken typ man vill. Kommentering finns inte och man kan välja att ha länkarna till dokumenten privata. Pastebin vänder sig till personer som vill dela textdokument eller texter snabbt, till en väldigt begränsad mängd personer. Om jag vill skicka ett antal länkar till en person så kan jag använda pastebin och skicka pastebin länken istället. </text:span></text:p>
          <text:p text:style-name="P12">Evernote, liksom pastebin så kan man ladda upp texter eller filer, men här kan man även ladda upp bilder och liknande och skapa olika mappar där man kan samla vad man har laddat upp. Det finns ingen kommentering och delningen av saker är inte det enklaste. Evernote är för personer som vill kategoriera saker för sig själva, skapa 'notebooks' med saker, för minnet skull eller liknande. Detta är oftast för personer som inte är jättetekniskt orienterade, men då Evernote är ett ganska komplex system så måste man vara lite mer kunnig för att använda Evernote till dess fullo.</text:p>
        </text:list-item>
      </text:list>
      <text:p text:style-name="P1"/>
      <text:p text:style-name="P2">För att lösa de problem som jag ofta finner mig I så kan man även använda bokmärken med vilka man kan gruppera I mappar och liknande, men kommentering och delning är begränsat om man inte vill dela de specifika länkarna. Om man vill dela en hel mapp så går det oftast inte. Så för att lösa problemet som jag har presenterat så <text:soft-page-break/>måste man använda någon form utav kombination av allt som redan finns på marknaden, då jag inte vet om någon som tillhandahåller samma tjänst. Att använda flera tjänster samtidigt och kombinera dessa för att få till ett system är ohändigt på många sätt.</text:p>
      <text:list xml:id="list124914463163402" text:continue-numbering="true" text:style-name="L1">
        <text:list-item>
          <text:p text:style-name="P9"><text:span text:style-name="T2">Baskrav/Egenskaper/Features/Unique Selling Points</text:span><text:line-break/><text:span text:style-name="T3">Skapande av inlägg</text:span></text:p>
          <text:p text:style-name="P13">Kommentera på posterna <text:line-break/>Komentera på kommentarerna, kommentarerna ska grupperas på så sätt att man visuellt ser vilka kommentarer som hör ihop<text:line-break/><text:span text:style-name="T6">Skapade kategorier som samlar inlägg av en viss typ, så som teknik, konst, eller liknande</text:span><text:line-break/>Sammanställa inlägg till en samling, även om dessa inlägg befinner sig <text:span text:style-name="T6">i</text:span> olika kategorier</text:p>
          <text:p text:style-name="P13"><text:span text:style-name="T8">Delning av sammanställningar, länkar och kommentarer</text:span><text:line-break/></text:p>
        </text:list-item>
        <text:list-item>
          <text:p text:style-name="P10"><text:span text:style-name="T2">Teknik</text:span><text:span text:style-name="T1"><text:line-break/>Programmeringsspråket är Python då jag är förhållandevis van vid det och det är ett enkelt språk att använda för väldigt många ändamål, däribland webbprogrammering.</text:span></text:p>
          <text:p text:style-name="P14">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text:span text:style-name="T5">där</text:span> allt var mycket magiskt och ramverket dålde mycket av vad som hände <text:span text:style-name="T5">i</text:span> bakgrunden. Med flask så har jag mycket mer kontroll över vad som händer och det är något som jag <text:span text:style-name="T5">föredrar och vill testa</text:span> <text:span text:style-name="T5">i</text:span> det här projektet. <text:line-break/>Databasen som jag har valt att använda är PostgreSQL då det är en väldigt populär databasmotor som samtidigt har väldigt kraftfulla funktioner som jag kanske får användning för.</text:p>
          <text:p text:style-name="P15">En cache är inte direkt nödvändigt när man inte har ett stort antal <text:soft-page-break/>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6">Christoffer Holmgren, ch222kv, Webprogrammering 2013</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harter" svg:font-family="Char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27T12:49:14.281000000</dc:date>
    <meta:editing-duration>PT1H25M21S</meta:editing-duration>
    <meta:editing-cycles>16</meta:editing-cycles>
    <meta:generator>LibreOffice/4.2.0.4$Windows_x86 LibreOffice_project/05dceb5d363845f2cf968344d7adab8dcfb2ba71</meta:generator>
    <meta:document-statistic meta:table-count="0" meta:image-count="0" meta:object-count="0" meta:page-count="4" meta:paragraph-count="17" meta:word-count="880" meta:character-count="5377" meta:non-whitespace-character-count="4517"/>
  </office:meta>
</office:document-meta>
</file>